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mage img1, img2, img3, img4, imgI, imgC;</text:p>
      <text:p text:style-name="Standard">boolean vel = false;</text:p>
      <text:p text:style-name="Standard"/>
      <text:p text:style-name="Standard">void setup(){</text:p>
      <text:p text:style-name="Standard"><text:s text:c="2"/>size(250,250);</text:p>
      <text:p text:style-name="Standard"><text:s text:c="2"/>noStroke();</text:p>
      <text:p text:style-name="Standard"><text:s/></text:p>
      <text:p text:style-name="Standard"><text:s text:c="2"/>img1 = loadImage("img1.jpg");</text:p>
      <text:p text:style-name="Standard"><text:s text:c="2"/>img2 = loadImage("img2.jpg");</text:p>
      <text:p text:style-name="Standard"><text:s text:c="2"/>img3 = loadImage("img3.jpg");</text:p>
      <text:p text:style-name="Standard"><text:s text:c="2"/>img4 = loadImage("img4.jpg");</text:p>
      <text:p text:style-name="Standard">}</text:p>
      <text:p text:style-name="Standard"/>
      <text:p text:style-name="Standard">void mouseMoved(){</text:p>
      <text:p text:style-name="Standard"><text:s text:c="4"/>if((mouseX &gt; 0 &amp;&amp; mouseX &lt; width/4) &amp;&amp; (mouseY &gt; height/6*5 &amp;&amp; mouseY &lt; width )){</text:p>
      <text:p text:style-name="Standard"><text:s text:c="4"/>image(img1, 0, 0, width, height/7*6);</text:p>
      <text:p text:style-name="Standard"><text:s text:c="4"/>filter(BLUR, 4);</text:p>
      <text:p text:style-name="Standard"><text:s text:c="4"/>image(img1, width/4, height/6, width/2, height/2);</text:p>
      <text:p text:style-name="Standard"><text:s text:c="4"/>}</text:p>
      <text:p text:style-name="Standard"><text:s text:c="2"/>else if((mouseX &gt; width/4 &amp;&amp; mouseX &lt; width/4*2) &amp;&amp; (mouseY &gt; height/6*5 &amp;&amp; mouseY &lt; width )){</text:p>
      <text:p text:style-name="Standard"><text:s text:c="4"/>image(img2, 0, 0, width, height/7*6);</text:p>
      <text:p text:style-name="Standard"><text:s text:c="4"/>filter(BLUR, 4);</text:p>
      <text:p text:style-name="Standard"><text:s text:c="4"/>image(img2, width/4, height/6, width/2, height/2);</text:p>
      <text:p text:style-name="Standard"><text:s text:c="2"/>}</text:p>
      <text:p text:style-name="Standard"><text:s text:c="2"/>else if((mouseX &gt; width/4*2 &amp;&amp; mouseX &lt; width/4*3) &amp;&amp; (mouseY &gt; height/6*5 &amp;&amp; mouseY &lt; width )){</text:p>
      <text:p text:style-name="Standard"><text:s text:c="4"/>image(img3, 0, 0, width, height/7*5);</text:p>
      <text:p text:style-name="Standard"><text:s text:c="4"/>filter(BLUR, 4);</text:p>
      <text:p text:style-name="Standard"><text:s text:c="4"/>image(img3, width/4, height/6, width/2, height/2);</text:p>
      <text:p text:style-name="Standard"><text:s text:c="2"/>}</text:p>
      <text:p text:style-name="Standard"><text:s text:c="2"/>else if((mouseX &gt; width/4*3 &amp;&amp; mouseX &lt; width/4*4) &amp;&amp; (mouseY &gt; height/6*5 &amp;&amp; mouseY &lt; width )){</text:p>
      <text:p text:style-name="Standard"><text:s text:c="4"/>image(img4, 0, 0, width, height/7*6);</text:p>
      <text:p text:style-name="Standard"><text:s text:c="4"/>filter(BLUR, 4);</text:p>
      <text:p text:style-name="Standard"><text:s text:c="4"/>image(img4, width/4, height/6, width/2, height/2);</text:p>
      <text:p text:style-name="Standard"><text:s text:c="4"/>}</text:p>
      <text:p text:style-name="Standard"><text:s text:c="2"/>}</text:p>
      <text:p text:style-name="Standard"><text:s text:c="2"/></text:p>
      <text:p text:style-name="Standard">void draw(){</text:p>
      <text:p text:style-name="Standard"><text:s text:c="3"/>if(vel)image(imgI, 0, 0, width, height/65);</text:p>
      <text:p text:style-name="Standard"><text:s text:c="3"/>if(vel)image(imgC, width/4, height/6, width/2, height/2); </text:p>
      <text:p text:style-name="Standard"><text:s text:c="3"/>if(vel)image(img1, 0, 0, width, height/6*5);</text:p>
      <text:p text:style-name="Standard"/>
      <text:p text:style-name="Standard"><text:s text:c="3"/>image(img1, 0, height/7*6, width/4, height/6);</text:p>
      <text:p text:style-name="Standard"><text:s text:c="3"/>image(img2, width/4, height/7*6, width/4, height/6);</text:p>
      <text:p text:style-name="Standard"><text:s text:c="3"/>image(img3, width/4*2, height/7*6, width/4, height/6);</text:p>
      <text:p text:style-name="Standard"><text:s text:c="3"/>image(img4, width/4*3, height/7*6, width/4, height/6);</text:p>
      <text:p text:style-name="Standard"><text:s text:c="3"/>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2:45:26.991595635</meta:creation-date>
    <dc:date>2020-11-06T12:46:27.797725432</dc:date>
    <meta:editing-duration>PT1M1S</meta:editing-duration>
    <meta:editing-cycles>1</meta:editing-cycles>
    <meta:document-statistic meta:table-count="0" meta:image-count="0" meta:object-count="0" meta:page-count="1" meta:paragraph-count="44" meta:word-count="188" meta:character-count="1494" meta:non-whitespace-character-count="1235"/>
    <meta:generator>LibreOffice/6.4.6.2$Linux_X86_64 LibreOffice_project/40$Build-2</meta:generator>
  </office:meta>
</office:document-meta>
</file>